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1" svg:font-family="'Times New Roman'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4.24pt"/>
    </style:style>
    <style:style style:name="co3" style:family="table-column">
      <style:table-column-properties fo:break-before="auto" style:column-width="64.8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pt solid #dddddd" fo:border-left="0.74pt solid #dddddd" fo:border-right="0.74pt solid #dddddd" fo:border-top="none"/>
      <style:text-properties style:use-window-font-color="true" style:text-outline="false" style:text-line-through-style="none" style:text-line-through-type="none" style:font-name="Times New Roman" fo:font-size="9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9pt" style:language-asian="fr" style:country-asian="FR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9f9f9" fo:border="0.74pt solid #dddddd"/>
      <style:text-properties style:use-window-font-color="true" style:text-outline="false" style:text-line-through-style="none" style:text-line-through-type="none" style:font-name="Times New Roman" fo:font-size="9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9pt" style:language-asian="fr" style:country-asian="FR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9f9f9" fo:border="0.74pt solid #dddddd"/>
      <style:text-properties style:use-window-font-color="true" style:text-outline="false" style:text-line-through-style="none" style:text-line-through-type="none" style:font-name="Calibri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ff" fo:border="0.74pt solid #dddddd"/>
      <style:text-properties style:use-window-font-color="true" style:text-outline="false" style:text-line-through-style="none" style:text-line-through-type="none" style:font-name="Calibri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74pt solid #dddddd"/>
      <style:text-properties style:use-window-font-color="true" style:text-outline="false" style:text-line-through-style="none" style:text-line-through-type="none" style:font-name="Calibri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style:text-line-through-style="none" style:text-line-through-type="none" fo:font-size="12pt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9f9f9" fo:border="0.74pt solid #dddddd"/>
      <style:text-properties style:use-window-font-color="true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ff" fo:border="0.74pt solid #dddddd"/>
      <style:text-properties style:use-window-font-color="true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0.74pt solid #dddddd"/>
      <style:text-properties style:use-window-font-color="true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9f9f9" fo:border="0.74pt solid #dddddd"/>
      <style:text-properties style:use-window-font-color="true" style:text-outline="false" style:text-line-through-style="none" style:text-line-through-type="none" style:font-name="Times New Roman" fo:font-size="9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9pt" style:language-asian="fr" style:country-asian="FR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1.5pt solid #dddddd" fo:border-left="0.74pt solid #dddddd" fo:border-right="0.74pt solid #dddddd" fo:border-top="none"/>
      <style:text-properties style:use-window-font-color="true" style:text-outline="false" style:text-line-through-style="none" style:text-line-through-type="none" style:font-name="Times New Roman" fo:language="fr" fo:country="FR" fo:font-style="normal" fo:text-shadow="none" style:text-underline-style="none" fo:font-weight="bold" style:text-underline-mode="continuous" style:text-overline-mode="continuous" style:text-line-through-mode="continuous" style:language-asian="fr" style:country-asian="FR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Times New Roman" fo:font-size="9pt" fo:font-weight="bold" fo:language="fr" fo:country="FR" style:language-asian="fr" style:country-asian="FR" style:font-name-asian="Times New Roman" style:font-name-complex="Times New Roman" style:font-size-asian="9pt" style:font-size-complex="11pt" style:font-weight-asian="bold" style:font-weight-complex="bold"/>
    </style:style>
    <style:style style:name="T2" style:family="text">
      <style:text-properties style:use-window-font-color="true" style:font-name="Times New Roman" fo:font-weight="bold" fo:language="fr" fo:country="FR" style:language-asian="fr" style:country-asian="FR" style:font-name-asian="Times New Roman" style:font-name-complex="Times New Roman" style:font-size-complex="11pt" style:font-weight-asian="bold" style:font-weight-complex="bold" fo:font-size="7pt" style:text-position="26% 58%" style:font-size-asian="7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8"/>
        <table:table-column table:style-name="co1" table:number-columns-repeated="3" table:default-cell-style-name="ce8"/>
        <table:table-column table:style-name="co1" table:default-cell-style-name="ce2"/>
        <table:table-column table:style-name="co1" table:default-cell-style-name="Default"/>
        <table:table-column-group>
          <table:table-column table:style-name="co1" table:default-cell-style-name="Default"/>
        </table:table-column-group>
        <table:table-column table:style-name="co3" table:default-cell-style-name="Default"/>
        <table:table-row table:style-name="ro1">
          <table:table-cell table:style-name="ce1" office:value-type="string" calcext:value-type="string">
            <text:p>Virus protein</text:p>
          </table:table-cell>
          <table:table-cell table:style-name="ce1" office:value-type="string" calcext:value-type="string">
            <text:p>Replacement</text:p>
          </table:table-cell>
          <table:table-cell table:style-name="ce1" office:value-type="string" calcext:value-type="string">
            <text:p>Number of sequences</text:p>
          </table:table-cell>
          <table:table-cell table:style-name="ce12" office:value-type="string" calcext:value-type="string">
            <text:p><text:span text:style-name="T1">Grantham distance</text:span><text:span text:style-name="T2">2</text:span></text:p>
          </table:table-cell>
          <table:table-cell table:style-name="ce12" office:value-type="string" calcext:value-type="string">
            <text:p><text:span text:style-name="T1">Miyata distance</text:span><text:span text:style-name="T2">3</text:span>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ce2"/>
          <table:table-cell table:style-name="Default" table:number-columns-repeated="5"/>
          <table:table-cell table:number-columns-repeated="3"/>
        </table:table-row>
        <table:table-row table:style-name="ro3">
          <table:table-cell table:style-name="ce3"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L:84:S&quot; \t &quot;_blank" xlink:type="simple">L84S</text:a></text:p>
          </table:table-cell>
          <table:table-cell table:style-name="ce11" office:value-type="float" office:value="3703" calcext:value-type="float">
            <text:p>3703</text:p>
          </table:table-cell>
          <table:table-cell table:style-name="ce11" office:value-type="float" office:value="144" calcext:value-type="float">
            <text:p>144</text:p>
          </table:table-cell>
          <table:table-cell table:style-name="ce11" office:value-type="float" office:value="3.04" calcext:value-type="float">
            <text:p>3.04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S:24:L&quot; \t &quot;_blank" xlink:type="simple">S24L</text:a></text:p>
          </table:table-cell>
          <table:table-cell table:style-name="ce11" office:value-type="float" office:value="912" calcext:value-type="float">
            <text:p>912</text:p>
          </table:table-cell>
          <table:table-cell table:style-name="ce11" office:value-type="float" office:value="144" calcext:value-type="float">
            <text:p>144</text:p>
          </table:table-cell>
          <table:table-cell table:style-name="ce11" office:value-type="float" office:value="3.04" calcext:value-type="float">
            <text:p>3.04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V:62:L&quot; \t &quot;_blank" xlink:type="simple">V62L</text:a></text:p>
          </table:table-cell>
          <table:table-cell table:style-name="ce11" office:value-type="float" office:value="520" calcext:value-type="float">
            <text:p>520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0.91" calcext:value-type="float">
            <text:p>0.91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A:65:S&quot; \t &quot;_blank" xlink:type="simple">A65S</text:a></text:p>
          </table:table-cell>
          <table:table-cell table:style-name="ce11" office:value-type="float" office:value="113" calcext:value-type="float">
            <text:p>113</text:p>
          </table:table-cell>
          <table:table-cell table:style-name="ce11" office:value-type="float" office:value="99" calcext:value-type="float">
            <text:p>99</text:p>
          </table:table-cell>
          <table:table-cell table:style-name="ce11" office:value-type="float" office:value="0.51" calcext:value-type="float">
            <text:p>0.51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A:51:V&quot; \t &quot;_blank" xlink:type="simple">A51V</text:a>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1.85" calcext:value-type="float">
            <text:p>1.85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S:67:F&quot; \t &quot;_blank" xlink:type="simple">S67F</text:a>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155" calcext:value-type="float">
            <text:p>155</text:p>
          </table:table-cell>
          <table:table-cell table:style-name="ce11" office:value-type="float" office:value="3.45" calcext:value-type="float">
            <text:p>3.45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Q:18:*&quot; \t &quot;_blank" xlink:type="simple">Q18*</text:a></text:p>
          </table:table-cell>
          <table:table-cell table:style-name="ce11" office:value-type="float" office:value="31" calcext:value-type="float">
            <text:p>31</text:p>
          </table:table-cell>
          <table:table-cell table:number-columns-repeated="2" table:style-name="ce11" office:value-type="string" calcext:value-type="string">
            <text:p>-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T:26:I&quot; \t &quot;_blank" xlink:type="simple">T26I</text:a>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89" calcext:value-type="float">
            <text:p>89</text:p>
          </table:table-cell>
          <table:table-cell table:style-name="ce11" office:value-type="float" office:value="2.14" calcext:value-type="float">
            <text:p>2.14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E:19:D&quot; \t &quot;_blank" xlink:type="simple">E19D</text:a>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0.9" calcext:value-type="float">
            <text:p>0.9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W:45:L&quot; \t &quot;_blank" xlink:type="simple">W45L</text:a>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1.73" calcext:value-type="float">
            <text:p>1.73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A:65:V&quot; \t &quot;_blank" xlink:type="simple">A65V</text:a>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1.85" calcext:value-type="float">
            <text:p>1.85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Q:72:H&quot; \t &quot;_blank" xlink:type="simple">Q72H</text:a>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0.32" calcext:value-type="float">
            <text:p>0.32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P:36:S&quot; \t &quot;_blank" xlink:type="simple">P36S</text:a>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73" calcext:value-type="float">
            <text:p>73</text:p>
          </table:table-cell>
          <table:table-cell table:style-name="ce11" office:value-type="float" office:value="0.56" calcext:value-type="float">
            <text:p>0.56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G:8:*&quot; \t &quot;_blank" xlink:type="simple">G8*</text:a></text:p>
          </table:table-cell>
          <table:table-cell table:style-name="ce11" office:value-type="float" office:value="23" calcext:value-type="float">
            <text:p>23</text:p>
          </table:table-cell>
          <table:table-cell table:number-columns-repeated="2" table:style-name="ce11" office:value-type="string" calcext:value-type="string">
            <text:p>-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P:36:L&quot; \t &quot;_blank" xlink:type="simple">P36L</text:a>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98" calcext:value-type="float">
            <text:p>98</text:p>
          </table:table-cell>
          <table:table-cell table:style-name="ce11" office:value-type="float" office:value="2.7" calcext:value-type="float">
            <text:p>2.7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Q:27:*&quot; \t &quot;_blank" xlink:type="simple">Q27*</text:a></text:p>
          </table:table-cell>
          <table:table-cell table:style-name="ce11" office:value-type="float" office:value="22" calcext:value-type="float">
            <text:p>22</text:p>
          </table:table-cell>
          <table:table-cell table:number-columns-repeated="2" table:style-name="ce11" office:value-type="string" calcext:value-type="string">
            <text:p>-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V:32:L&quot; \t &quot;_blank" xlink:type="simple">V32L</text:a>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0.91" calcext:value-type="float">
            <text:p>0.91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T:11:I&quot; \t &quot;_blank" xlink:type="simple">T11I</text:a>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89" calcext:value-type="float">
            <text:p>89</text:p>
          </table:table-cell>
          <table:table-cell table:style-name="ce11" office:value-type="float" office:value="2.14" calcext:value-type="float">
            <text:p>2.14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E:110:*&quot; \t &quot;_blank" xlink:type="simple">E110*</text:a></text:p>
          </table:table-cell>
          <table:table-cell table:style-name="ce11" office:value-type="float" office:value="19" calcext:value-type="float">
            <text:p>19</text:p>
          </table:table-cell>
          <table:table-cell table:number-columns-repeated="2" table:style-name="ce11" office:value-type="string" calcext:value-type="string">
            <text:p>-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S:69:L&quot; \t &quot;_blank" xlink:type="simple">S69L</text:a>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44" calcext:value-type="float">
            <text:p>144</text:p>
          </table:table-cell>
          <table:table-cell table:style-name="ce11" office:value-type="float" office:value="3.04" calcext:value-type="float">
            <text:p>3.04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F:120:L&quot; \t &quot;_blank" xlink:type="simple">F120L</text:a>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0.63" calcext:value-type="float">
            <text:p>0.63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D:75:V&quot; \t &quot;_blank" xlink:type="simple">D75V</text:a>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52" calcext:value-type="float">
            <text:p>152</text:p>
          </table:table-cell>
          <table:table-cell table:style-name="ce11" office:value-type="float" office:value="3.4" calcext:value-type="float">
            <text:p>3.4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E:92:K&quot; \t &quot;_blank" xlink:type="simple">E92K</text:a>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1.14" calcext:value-type="float">
            <text:p>1.14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G:8:R&quot; \t &quot;_blank" xlink:type="simple">G8R</text:a>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3.58" calcext:value-type="float">
            <text:p>3.58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F:104:L&quot; \t &quot;_blank" xlink:type="simple">F104L</text:a>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0.63" calcext:value-type="float">
            <text:p>0.63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I:121:L&quot; \t &quot;_blank" xlink:type="simple">I121L</text:a>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.14" calcext:value-type="float">
            <text:p>0.14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I:10:S&quot; \t &quot;_blank" xlink:type="simple">I10S</text:a>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42" calcext:value-type="float">
            <text:p>142</text:p>
          </table:table-cell>
          <table:table-cell table:style-name="ce11" office:value-type="float" office:value="2.95" calcext:value-type="float">
            <text:p>2.95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V:5:L&quot; \t &quot;_blank" xlink:type="simple">V5L</text:a>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0.91" calcext:value-type="float">
            <text:p>0.91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P:38:S&quot; \t &quot;_blank" xlink:type="simple">P38S</text:a>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73" calcext:value-type="float">
            <text:p>73</text:p>
          </table:table-cell>
          <table:table-cell table:style-name="ce11" office:value-type="float" office:value="0.56" calcext:value-type="float">
            <text:p>0.56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I:39:V&quot; \t &quot;_blank" xlink:type="simple">I39V</text:a>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0.85" calcext:value-type="float">
            <text:p>0.85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W:45:C&quot; \t &quot;_blank" xlink:type="simple">W45C</text:a>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14" calcext:value-type="float">
            <text:p>214</text:p>
          </table:table-cell>
          <table:table-cell table:style-name="ce11" office:value-type="float" office:value="3.34" calcext:value-type="float">
            <text:p>3.34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E:106:*&quot; \t &quot;_blank" xlink:type="simple">E106*</text:a>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2" table:style-name="ce11" office:value-type="string" calcext:value-type="string">
            <text:p>-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L:4:I&quot; \t &quot;_blank" xlink:type="simple">L4I</text:a>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.14" calcext:value-type="float">
            <text:p>0.14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I:9:T&quot; \t &quot;_blank" xlink:type="simple">I9T</text:a>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9" calcext:value-type="float">
            <text:p>89</text:p>
          </table:table-cell>
          <table:table-cell table:style-name="ce11" office:value-type="float" office:value="2.14" calcext:value-type="float">
            <text:p>2.14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A:55:V&quot; \t &quot;_blank" xlink:type="simple">A55V</text:a>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1.85" calcext:value-type="float">
            <text:p>1.85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T:87:I&quot; \t &quot;_blank" xlink:type="simple">T87I</text:a>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9" calcext:value-type="float">
            <text:p>89</text:p>
          </table:table-cell>
          <table:table-cell table:style-name="ce11" office:value-type="float" office:value="2.14" calcext:value-type="float">
            <text:p>2.14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S:54:L&quot; \t &quot;_blank" xlink:type="simple">S54L</text:a>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44" calcext:value-type="float">
            <text:p>144</text:p>
          </table:table-cell>
          <table:table-cell table:style-name="ce11" office:value-type="float" office:value="3.04" calcext:value-type="float">
            <text:p>3.04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Y:73:H&quot; \t &quot;_blank" xlink:type="simple">Y73H</text:a>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2.27" calcext:value-type="float">
            <text:p>2.27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L:95:F&quot; \t &quot;_blank" xlink:type="simple">L95F</text:a>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0.63" calcext:value-type="float">
            <text:p>0.63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F:120:V&quot; \t &quot;_blank" xlink:type="simple">F120V</text:a>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1.43" calcext:value-type="float">
            <text:p>1.43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T:11:A&quot; \t &quot;_blank" xlink:type="simple">T11A</text:a>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0.9" calcext:value-type="float">
            <text:p>0.9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D:35:Y&quot; \t &quot;_blank" xlink:type="simple">D35Y</text:a>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3.95" calcext:value-type="float">
            <text:p>3.95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C:37:F&quot; \t &quot;_blank" xlink:type="simple">C37F</text:a>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204" calcext:value-type="float">
            <text:p>204</text:p>
          </table:table-cell>
          <table:table-cell table:style-name="ce11" office:value-type="float" office:value="2.24" calcext:value-type="float">
            <text:p>2.24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V:81:A&quot; \t &quot;_blank" xlink:type="simple">V81A</text:a>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1.85" calcext:value-type="float">
            <text:p>1.85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T:11:K&quot; \t &quot;_blank" xlink:type="simple">T11K</text:a>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2.1" calcext:value-type="float">
            <text:p>2.1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E:19:*&quot; \t &quot;_blank" xlink:type="simple">E19*</text:a>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11" office:value-type="string" calcext:value-type="string">
            <text:p>-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P:38:V&quot; \t &quot;_blank" xlink:type="simple">P38V</text:a>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68" calcext:value-type="float">
            <text:p>68</text:p>
          </table:table-cell>
          <table:table-cell table:style-name="ce11" office:value-type="float" office:value="1.79" calcext:value-type="float">
            <text:p>1.79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E:64:*&quot; \t &quot;_blank" xlink:type="simple">E64*</text:a>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11" office:value-type="string" calcext:value-type="string">
            <text:p>-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S:69:P&quot; \t &quot;_blank" xlink:type="simple">S69P</text:a>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3" calcext:value-type="float">
            <text:p>73</text:p>
          </table:table-cell>
          <table:table-cell table:style-name="ce11" office:value-type="float" office:value="0.56" calcext:value-type="float">
            <text:p>0.56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P:70:L&quot; \t &quot;_blank" xlink:type="simple">P70L</text:a>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98" calcext:value-type="float">
            <text:p>98</text:p>
          </table:table-cell>
          <table:table-cell table:style-name="ce11" office:value-type="float" office:value="2.7" calcext:value-type="float">
            <text:p>2.7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V:99:L&quot; \t &quot;_blank" xlink:type="simple">V99L</text:a>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0.91" calcext:value-type="float">
            <text:p>0.91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C:102:F&quot; \t &quot;_blank" xlink:type="simple">C102F</text:a>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04" calcext:value-type="float">
            <text:p>204</text:p>
          </table:table-cell>
          <table:table-cell table:style-name="ce11" office:value-type="float" office:value="2.24" calcext:value-type="float">
            <text:p>2.24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S:103:L&quot; \t &quot;_blank" xlink:type="simple">S103L</text:a>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44" calcext:value-type="float">
            <text:p>144</text:p>
          </table:table-cell>
          <table:table-cell table:style-name="ce11" office:value-type="float" office:value="3.04" calcext:value-type="float">
            <text:p>3.04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R:115:L&quot; \t &quot;_blank" xlink:type="simple">R115L</text:a>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2.62" calcext:value-type="float">
            <text:p>2.62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L:4:F&quot; \t &quot;_blank" xlink:type="simple">L4F</text:a>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0.63" calcext:value-type="float">
            <text:p>0.63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G:8:V&quot; \t &quot;_blank" xlink:type="simple">G8V</text:a>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9" calcext:value-type="float">
            <text:p>109</text:p>
          </table:table-cell>
          <table:table-cell table:style-name="ce11" office:value-type="float" office:value="2.76" calcext:value-type="float">
            <text:p>2.76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Y:31:*&quot; \t &quot;_blank" xlink:type="simple">Y31*</text:a>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2" table:style-name="ce11" office:value-type="string" calcext:value-type="string">
            <text:p>-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D:34:E&quot; \t &quot;_blank" xlink:type="simple">D34E</text:a>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0.9" calcext:value-type="float">
            <text:p>0.9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A:51:S&quot; \t &quot;_blank" xlink:type="simple">A51S</text:a>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99" calcext:value-type="float">
            <text:p>99</text:p>
          </table:table-cell>
          <table:table-cell table:style-name="ce11" office:value-type="float" office:value="0.51" calcext:value-type="float">
            <text:p>0.51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R:52:T&quot; \t &quot;_blank" xlink:type="simple">R52T</text:a>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1" calcext:value-type="float">
            <text:p>71</text:p>
          </table:table-cell>
          <table:table-cell table:style-name="ce11" office:value-type="float" office:value="2.03" calcext:value-type="float">
            <text:p>2.03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D:63:G&quot; \t &quot;_blank" xlink:type="simple">D63G</text:a>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94" calcext:value-type="float">
            <text:p>94</text:p>
          </table:table-cell>
          <table:table-cell table:style-name="ce11" office:value-type="float" office:value="2.37" calcext:value-type="float">
            <text:p>2.37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G:96:S&quot; \t &quot;_blank" xlink:type="simple">G96S</text:a>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0.85" calcext:value-type="float">
            <text:p>0.85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E:110:G&quot; \t &quot;_blank" xlink:type="simple">E110G</text:a>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98" calcext:value-type="float">
            <text:p>98</text:p>
          </table:table-cell>
          <table:table-cell table:style-name="ce11" office:value-type="float" office:value="2.78" calcext:value-type="float">
            <text:p>2.78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V:114:I&quot; \t &quot;_blank" xlink:type="simple">V114I</text:a>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0.85" calcext:value-type="float">
            <text:p>0.85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I:121:F&quot; \t &quot;_blank" xlink:type="simple">I121F</text:a>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0.61" calcext:value-type="float">
            <text:p>0.61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Y:31:H&quot; \t &quot;_blank" xlink:type="simple">Y31H</text:a>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2.27" calcext:value-type="float">
            <text:p>2.27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G:50:*&quot; \t &quot;_blank" xlink:type="simple">G50*</text:a>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string" calcext:value-type="string">
            <text:p>-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P:56:S&quot; \t &quot;_blank" xlink:type="simple">P56S</text:a>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73" calcext:value-type="float">
            <text:p>73</text:p>
          </table:table-cell>
          <table:table-cell table:style-name="ce11" office:value-type="float" office:value="0.56" calcext:value-type="float">
            <text:p>0.56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E:64:D&quot; \t &quot;_blank" xlink:type="simple">E64D</text:a>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0.9" calcext:value-type="float">
            <text:p>0.9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I:71:T&quot; \t &quot;_blank" xlink:type="simple">I71T</text:a>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89" calcext:value-type="float">
            <text:p>89</text:p>
          </table:table-cell>
          <table:table-cell table:style-name="ce11" office:value-type="float" office:value="2.14" calcext:value-type="float">
            <text:p>2.14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R:115:C&quot; \t &quot;_blank" xlink:type="simple">R115C</text:a>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80" calcext:value-type="float">
            <text:p>180</text:p>
          </table:table-cell>
          <table:table-cell table:style-name="ce11" office:value-type="float" office:value="3.06" calcext:value-type="float">
            <text:p>3.06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D:119:E&quot; \t &quot;_blank" xlink:type="simple">D119E</text:a>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0.9" calcext:value-type="float">
            <text:p>0.9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M:1:I&quot; \t &quot;_blank" xlink:type="simple">M1I</text:a>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0.29" calcext:value-type="float">
            <text:p>0.29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V:5:F&quot; \t &quot;_blank" xlink:type="simple">V5F</text:a>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1.43" calcext:value-type="float">
            <text:p>1.43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G:8:E&quot; \t &quot;_blank" xlink:type="simple">G8E</text:a>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98" calcext:value-type="float">
            <text:p>98</text:p>
          </table:table-cell>
          <table:table-cell table:style-name="ce11" office:value-type="float" office:value="2.78" calcext:value-type="float">
            <text:p>2.78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I:10:F&quot; \t &quot;_blank" xlink:type="simple">I10F</text:a>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0.61" calcext:value-type="float">
            <text:p>0.61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I:10:T&quot; \t &quot;_blank" xlink:type="simple">I10T</text:a>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9" calcext:value-type="float">
            <text:p>89</text:p>
          </table:table-cell>
          <table:table-cell table:style-name="ce11" office:value-type="float" office:value="2.14" calcext:value-type="float">
            <text:p>2.14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C:20:F&quot; \t &quot;_blank" xlink:type="simple">C20F</text:a>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04" calcext:value-type="float">
            <text:p>204</text:p>
          </table:table-cell>
          <table:table-cell table:style-name="ce11" office:value-type="float" office:value="2.24" calcext:value-type="float">
            <text:p>2.24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Q:23:*&quot; \t &quot;_blank" xlink:type="simple">Q23*</text:a>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string" calcext:value-type="string">
            <text:p>-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Q:23:H&quot; \t &quot;_blank" xlink:type="simple">Q23H</text:a>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0.32" calcext:value-type="float">
            <text:p>0.32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C:25:F&quot; \t &quot;_blank" xlink:type="simple">C25F</text:a>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04" calcext:value-type="float">
            <text:p>204</text:p>
          </table:table-cell>
          <table:table-cell table:style-name="ce11" office:value-type="float" office:value="2.24" calcext:value-type="float">
            <text:p>2.24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H:28:L&quot; \t &quot;_blank" xlink:type="simple">H28L</text:a>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99" calcext:value-type="float">
            <text:p>99</text:p>
          </table:table-cell>
          <table:table-cell table:style-name="ce11" office:value-type="float" office:value="2.59" calcext:value-type="float">
            <text:p>2.59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P:30:S&quot; \t &quot;_blank" xlink:type="simple">P30S</text:a>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73" calcext:value-type="float">
            <text:p>73</text:p>
          </table:table-cell>
          <table:table-cell table:style-name="ce11" office:value-type="float" office:value="0.56" calcext:value-type="float">
            <text:p>0.56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R:52:I&quot; \t &quot;_blank" xlink:type="simple">R52I</text:a>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98" calcext:value-type="float">
            <text:p>98</text:p>
          </table:table-cell>
          <table:table-cell table:style-name="ce11" office:value-type="float" office:value="2.49" calcext:value-type="float">
            <text:p>2.49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P:56:L&quot; \t &quot;_blank" xlink:type="simple">P56L</text:a>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98" calcext:value-type="float">
            <text:p>98</text:p>
          </table:table-cell>
          <table:table-cell table:style-name="ce11" office:value-type="float" office:value="2.7" calcext:value-type="float">
            <text:p>2.7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E:59:*&quot; \t &quot;_blank" xlink:type="simple">E59*</text:a>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string" calcext:value-type="string">
            <text:p>-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V:62:A&quot; \t &quot;_blank" xlink:type="simple">V62A</text:a>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1.85" calcext:value-type="float">
            <text:p>1.85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G:66:C&quot; \t &quot;_blank" xlink:type="simple">G66C</text:a>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58" calcext:value-type="float">
            <text:p>158</text:p>
          </table:table-cell>
          <table:table-cell table:style-name="ce11" office:value-type="float" office:value="2.22" calcext:value-type="float">
            <text:p>2.22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G:66:S&quot; \t &quot;_blank" xlink:type="simple">G66S</text:a>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0.85" calcext:value-type="float">
            <text:p>0.85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G:77:C&quot; \t &quot;_blank" xlink:type="simple">G77C</text:a>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58" calcext:value-type="float">
            <text:p>158</text:p>
          </table:table-cell>
          <table:table-cell table:style-name="ce11" office:value-type="float" office:value="2.22" calcext:value-type="float">
            <text:p>2.22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P:85:S&quot; \t &quot;_blank" xlink:type="simple">P85S</text:a>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73" calcext:value-type="float">
            <text:p>73</text:p>
          </table:table-cell>
          <table:table-cell table:style-name="ce11" office:value-type="float" office:value="0.56" calcext:value-type="float">
            <text:p>0.56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Q:91:K&quot; \t &quot;_blank" xlink:type="simple">Q91K</text:a>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1.06" calcext:value-type="float">
            <text:p>1.06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R:101:C&quot; \t &quot;_blank" xlink:type="simple">R101C</text:a>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80" calcext:value-type="float">
            <text:p>180</text:p>
          </table:table-cell>
          <table:table-cell table:style-name="ce11" office:value-type="float" office:value="3.06" calcext:value-type="float">
            <text:p>3.06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E:106:Q&quot; \t &quot;_blank" xlink:type="simple">E106Q</text:a>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0.84" calcext:value-type="float">
            <text:p>0.84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E:110:Q&quot; \t &quot;_blank" xlink:type="simple">E110Q</text:a>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0.84" calcext:value-type="float">
            <text:p>0.84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V:117:F&quot; \t &quot;_blank" xlink:type="simple">V117F</text:a>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1.43" calcext:value-type="float">
            <text:p>1.43</text:p>
          </table:table-cell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L:7:*&quot; \t &quot;_blank" xlink:type="simple">L7*</text:a>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ORF 8</text:p>
          </table:table-cell>
          <table:table-cell table:style-name="ce9" office:value-type="string" calcext:value-type="string">
            <text:p><text:a xlink:href="http://cov-glue.cvr.gla.ac.uk/#project/replacement/ORF_8:A:14:S&quot; \t &quot;_blank" xlink:type="simple">A14S</text:a>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99" calcext:value-type="float">
            <text:p>99</text:p>
          </table:table-cell>
          <table:table-cell table:style-name="ce9" office:value-type="float" office:value="0.51" calcext:value-type="float">
            <text:p>0.5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H:17:Y&quot; \t &quot;_blank" xlink:type="simple">H17Y</text:a>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ORF 8</text:p>
          </table:table-cell>
          <table:table-cell table:style-name="ce9" office:value-type="string" calcext:value-type="string">
            <text:p><text:a xlink:href="http://cov-glue.cvr.gla.ac.uk/#project/replacement/ORF_8:H:28:Q&quot; \t &quot;_blank" xlink:type="simple">H28Q</text:a>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0.32" calcext:value-type="float">
            <text:p>0.3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P:30:L&quot; \t &quot;_blank" xlink:type="simple">P30L</text:a>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2.7" calcext:value-type="float">
            <text:p>2.7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ORF 8</text:p>
          </table:table-cell>
          <table:table-cell table:style-name="ce9" office:value-type="string" calcext:value-type="string">
            <text:p><text:a xlink:href="http://cov-glue.cvr.gla.ac.uk/#project/replacement/ORF_8:V:32:I&quot; \t &quot;_blank" xlink:type="simple">V32I</text:a>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0.85" calcext:value-type="float">
            <text:p>0.8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P:38:L&quot; \t &quot;_blank" xlink:type="simple">P38L</text:a>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2.7" calcext:value-type="float">
            <text:p>2.7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ORF 8</text:p>
          </table:table-cell>
          <table:table-cell table:style-name="ce9" office:value-type="string" calcext:value-type="string">
            <text:p><text:a xlink:href="http://cov-glue.cvr.gla.ac.uk/#project/replacement/ORF_8:W:45:*&quot; \t &quot;_blank" xlink:type="simple">W45*</text:a>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R:48:G&quot; \t &quot;_blank" xlink:type="simple">R48G</text:a>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3.58" calcext:value-type="float">
            <text:p>3.58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ORF 8</text:p>
          </table:table-cell>
          <table:table-cell table:style-name="ce9" office:value-type="string" calcext:value-type="string">
            <text:p><text:a xlink:href="http://cov-glue.cvr.gla.ac.uk/#project/replacement/ORF_8:V:49:L&quot; \t &quot;_blank" xlink:type="simple">V49L</text:a>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0.91" calcext:value-type="float">
            <text:p>0.9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G:50:E&quot; \t &quot;_blank" xlink:type="simple">G50E</text:a>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2.78" calcext:value-type="float">
            <text:p>2.78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ORF 8</text:p>
          </table:table-cell>
          <table:table-cell table:style-name="ce9" office:value-type="string" calcext:value-type="string">
            <text:p><text:a xlink:href="http://cov-glue.cvr.gla.ac.uk/#project/replacement/ORF_8:A:51:D&quot; \t &quot;_blank" xlink:type="simple">A51D</text:a>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26" calcext:value-type="float">
            <text:p>126</text:p>
          </table:table-cell>
          <table:table-cell table:style-name="ce9" office:value-type="float" office:value="2.37" calcext:value-type="float">
            <text:p>2.3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K:53:N&quot; \t &quot;_blank" xlink:type="simple">K53N</text:a>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1.84" calcext:value-type="float">
            <text:p>1.84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ORF 8</text:p>
          </table:table-cell>
          <table:table-cell table:style-name="ce9" office:value-type="string" calcext:value-type="string">
            <text:p><text:a xlink:href="http://cov-glue.cvr.gla.ac.uk/#project/replacement/ORF_8:I:58:L&quot; \t &quot;_blank" xlink:type="simple">I58L</text:a>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.14" calcext:value-type="float">
            <text:p>0.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L:60:F&quot; \t &quot;_blank" xlink:type="simple">L60F</text:a>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.63" calcext:value-type="float">
            <text:p>0.63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ORF 8</text:p>
          </table:table-cell>
          <table:table-cell table:style-name="ce9" office:value-type="string" calcext:value-type="string">
            <text:p><text:a xlink:href="http://cov-glue.cvr.gla.ac.uk/#project/replacement/ORF_8:A:65:G&quot; \t &quot;_blank" xlink:type="simple">A65G</text:a>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91" calcext:value-type="float">
            <text:p>0.9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A:65:T&quot; \t &quot;_blank" xlink:type="simple">A65T</text:a>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0.9" calcext:value-type="float">
            <text:p>0.9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ORF 8</text:p>
          </table:table-cell>
          <table:table-cell table:style-name="ce9" office:value-type="string" calcext:value-type="string">
            <text:p><text:a xlink:href="http://cov-glue.cvr.gla.ac.uk/#project/replacement/ORF_8:I:71:F&quot; \t &quot;_blank" xlink:type="simple">I71F</text:a>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0.61" calcext:value-type="float">
            <text:p>0.6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D:75:G&quot; \t &quot;_blank" xlink:type="simple">D75G</text:a>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2.37" calcext:value-type="float">
            <text:p>2.37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ORF 8</text:p>
          </table:table-cell>
          <table:table-cell table:style-name="ce9" office:value-type="string" calcext:value-type="string">
            <text:p><text:a xlink:href="http://cov-glue.cvr.gla.ac.uk/#project/replacement/ORF_8:D:75:N&quot; \t &quot;_blank" xlink:type="simple">D75N</text:a>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0.65" calcext:value-type="float">
            <text:p>0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D:75:Y&quot; \t &quot;_blank" xlink:type="simple">D75Y</text:a>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3.95" calcext:value-type="float">
            <text:p>3.95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ORF 8</text:p>
          </table:table-cell>
          <table:table-cell table:style-name="ce9" office:value-type="string" calcext:value-type="string">
            <text:p><text:a xlink:href="http://cov-glue.cvr.gla.ac.uk/#project/replacement/ORF_8:I:76:V&quot; \t &quot;_blank" xlink:type="simple">I76V</text:a>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0.85" calcext:value-type="float">
            <text:p>0.8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G:77:S&quot; \t &quot;_blank" xlink:type="simple">G77S</text:a>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0.85" calcext:value-type="float">
            <text:p>0.85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ORF 8</text:p>
          </table:table-cell>
          <table:table-cell table:style-name="ce9" office:value-type="string" calcext:value-type="string">
            <text:p><text:a xlink:href="http://cov-glue.cvr.gla.ac.uk/#project/replacement/ORF_8:I:88:V&quot; \t &quot;_blank" xlink:type="simple">I88V</text:a>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0.85" calcext:value-type="float">
            <text:p>0.8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P:93:L&quot; \t &quot;_blank" xlink:type="simple">P93L</text:a>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2.7" calcext:value-type="float">
            <text:p>2.7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ORF 8</text:p>
          </table:table-cell>
          <table:table-cell table:style-name="ce9" office:value-type="string" calcext:value-type="string">
            <text:p><text:a xlink:href="http://cov-glue.cvr.gla.ac.uk/#project/replacement/ORF_8:G:96:C&quot; \t &quot;_blank" xlink:type="simple">G96C</text:a>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58" calcext:value-type="float">
            <text:p>158</text:p>
          </table:table-cell>
          <table:table-cell table:style-name="ce9" office:value-type="float" office:value="2.22" calcext:value-type="float">
            <text:p>2.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R:101:L&quot; \t &quot;_blank" xlink:type="simple">R101L</text:a></text:p>
          </table:table-cell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office:value-type="float" office:value="2.62" calcext:value-type="float">
            <text:p>2.62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ORF 8</text:p>
          </table:table-cell>
          <table:table-cell table:style-name="ce9" office:value-type="string" calcext:value-type="string">
            <text:p><text:a xlink:href="http://cov-glue.cvr.gla.ac.uk/#project/replacement/ORF_8:F:104:S&quot; \t &quot;_blank" xlink:type="simple">F104S</text:a>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55" calcext:value-type="float">
            <text:p>155</text:p>
          </table:table-cell>
          <table:table-cell table:style-name="ce9" office:value-type="float" office:value="3.45" calcext:value-type="float">
            <text:p>3.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D:107:E&quot; \t &quot;_blank" xlink:type="simple">D107E</text:a>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0.9" calcext:value-type="float">
            <text:p>0.9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ORF 8</text:p>
          </table:table-cell>
          <table:table-cell table:style-name="ce9" office:value-type="string" calcext:value-type="string">
            <text:p><text:a xlink:href="http://cov-glue.cvr.gla.ac.uk/#project/replacement/ORF_8:D:107:Y&quot; \t &quot;_blank" xlink:type="simple">D107Y</text:a>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3.95" calcext:value-type="float">
            <text:p>3.9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H:112:Q&quot; \t &quot;_blank" xlink:type="simple">H112Q</text:a>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.32" calcext:value-type="float">
            <text:p>0.32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ORF 8</text:p>
          </table:table-cell>
          <table:table-cell table:style-name="ce9" office:value-type="string" calcext:value-type="string">
            <text:p><text:a xlink:href="http://cov-glue.cvr.gla.ac.uk/#project/replacement/ORF_8:D:113:Y&quot; \t &quot;_blank" xlink:type="simple">D113Y</text:a>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3.95" calcext:value-type="float">
            <text:p>3.9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V:114:F&quot; \t &quot;_blank" xlink:type="simple">V114F</text:a>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.43" calcext:value-type="float">
            <text:p>1.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M:1:T&quot; \t &quot;_blank" xlink:type="simple">M1T</text:a>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.86" calcext:value-type="float">
            <text:p>1.8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M:1:V&quot; \t &quot;_blank" xlink:type="simple">M1V</text:a>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.62" calcext:value-type="float">
            <text:p>0.6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K:2:E&quot; \t &quot;_blank" xlink:type="simple">K2E</text:a>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1.14" calcext:value-type="float">
            <text:p>1.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F:3:I&quot; \t &quot;_blank" xlink:type="simple">F3I</text:a>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.61" calcext:value-type="float">
            <text:p>0.6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F:3:L&quot; \t &quot;_blank" xlink:type="simple">F3L</text:a>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.63" calcext:value-type="float">
            <text:p>0.6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V:5:A&quot; \t &quot;_blank" xlink:type="simple">V5A</text:a>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.85" calcext:value-type="float">
            <text:p>1.8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L:7:S&quot; \t &quot;_blank" xlink:type="simple">L7S</text:a>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3.04" calcext:value-type="float">
            <text:p>3.0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I:9:M&quot; \t &quot;_blank" xlink:type="simple">I9M</text:a>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29" calcext:value-type="float">
            <text:p>0.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T:12:A&quot; \t &quot;_blank" xlink:type="simple">T12A</text:a>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.9" calcext:value-type="float">
            <text:p>0.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T:12:I&quot; \t &quot;_blank" xlink:type="simple">T12I</text:a>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2.14" calcext:value-type="float">
            <text:p>2.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T:12:S&quot; \t &quot;_blank" xlink:type="simple">T12S</text:a>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.89" calcext:value-type="float">
            <text:p>0.8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V:13:I&quot; \t &quot;_blank" xlink:type="simple">V13I</text:a>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85" calcext:value-type="float">
            <text:p>0.8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A:15:V&quot; \t &quot;_blank" xlink:type="simple">A15V</text:a>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.85" calcext:value-type="float">
            <text:p>1.8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F:16:S&quot; \t &quot;_blank" xlink:type="simple">F16S</text:a>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3.45" calcext:value-type="float">
            <text:p>3.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F:16:V&quot; \t &quot;_blank" xlink:type="simple">F16V</text:a>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.43" calcext:value-type="float">
            <text:p>1.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Q:18:K&quot; \t &quot;_blank" xlink:type="simple">Q18K</text:a>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.06" calcext:value-type="float">
            <text:p>1.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E:19:K&quot; \t &quot;_blank" xlink:type="simple">E19K</text:a>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1.14" calcext:value-type="float">
            <text:p>1.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C:20:G&quot; \t &quot;_blank" xlink:type="simple">C20G</text:a>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2.22" calcext:value-type="float">
            <text:p>2.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C:25:S&quot; \t &quot;_blank" xlink:type="simple">C25S</text:a>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1.84" calcext:value-type="float">
            <text:p>1.8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T:26:A&quot; \t &quot;_blank" xlink:type="simple">T26A</text:a>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.9" calcext:value-type="float">
            <text:p>0.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H:28:Y&quot; \t &quot;_blank" xlink:type="simple">H28Y</text:a>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Q:29:*&quot; \t &quot;_blank" xlink:type="simple">Q29*</text:a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Q:29:R&quot; \t &quot;_blank" xlink:type="simple">Q29R</text:a>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.13" calcext:value-type="float">
            <text:p>1.1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P:30:Q&quot; \t &quot;_blank" xlink:type="simple">P30Q</text:a>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.92" calcext:value-type="float">
            <text:p>1.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P:30:T&quot; \t &quot;_blank" xlink:type="simple">P30T</text:a>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87" calcext:value-type="float">
            <text:p>0.8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V:32:G&quot; \t &quot;_blank" xlink:type="simple">V32G</text:a>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2.76" calcext:value-type="float">
            <text:p>2.7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V:33:A&quot; \t &quot;_blank" xlink:type="simple">V33A</text:a>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.85" calcext:value-type="float">
            <text:p>1.8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V:33:I&quot; \t &quot;_blank" xlink:type="simple">V33I</text:a>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85" calcext:value-type="float">
            <text:p>0.8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D:34:G&quot; \t &quot;_blank" xlink:type="simple">D34G</text:a>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.37" calcext:value-type="float">
            <text:p>2.3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D:34:V&quot; \t &quot;_blank" xlink:type="simple">D34V</text:a>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3.4" calcext:value-type="float">
            <text:p>3.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D:35:E&quot; \t &quot;_blank" xlink:type="simple">D35E</text:a>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.9" calcext:value-type="float">
            <text:p>0.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D:35:N&quot; \t &quot;_blank" xlink:type="simple">D35N</text:a>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.65" calcext:value-type="float">
            <text:p>0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H:40:P&quot; \t &quot;_blank" xlink:type="simple">H40P</text:a>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2.15" calcext:value-type="float">
            <text:p>2.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H:40:Q&quot; \t &quot;_blank" xlink:type="simple">H40Q</text:a>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.32" calcext:value-type="float">
            <text:p>0.3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H:40:Y&quot; \t &quot;_blank" xlink:type="simple">H40Y</text:a>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F:41:Y&quot; \t &quot;_blank" xlink:type="simple">F41Y</text:a>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.48" calcext:value-type="float">
            <text:p>0.4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Y:42:H&quot; \t &quot;_blank" xlink:type="simple">Y42H</text:a>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S:43:F&quot; \t &quot;_blank" xlink:type="simple">S43F</text:a>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3.45" calcext:value-type="float">
            <text:p>3.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S:43:P&quot; \t &quot;_blank" xlink:type="simple">S43P</text:a>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0.56" calcext:value-type="float">
            <text:p>0.5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W:45:S&quot; \t &quot;_blank" xlink:type="simple">W45S</text:a>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float" office:value="4.38" calcext:value-type="float">
            <text:p>4.3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Y:46:*&quot; \t &quot;_blank" xlink:type="simple">Y46*</text:a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I:47:V&quot; \t &quot;_blank" xlink:type="simple">I47V</text:a>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85" calcext:value-type="float">
            <text:p>0.8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A:51:G&quot; \t &quot;_blank" xlink:type="simple">A51G</text:a>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91" calcext:value-type="float">
            <text:p>0.9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R:52:K&quot; \t &quot;_blank" xlink:type="simple">R52K</text:a>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.4" calcext:value-type="float">
            <text:p>0.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R:52:S&quot; \t &quot;_blank" xlink:type="simple">R52S</text:a>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2.74" calcext:value-type="float">
            <text:p>2.7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S:54:P&quot; \t &quot;_blank" xlink:type="simple">S54P</text:a>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0.56" calcext:value-type="float">
            <text:p>0.5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S:54:T&quot; \t &quot;_blank" xlink:type="simple">S54T</text:a>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.89" calcext:value-type="float">
            <text:p>0.8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P:56:H&quot; \t &quot;_blank" xlink:type="simple">P56H</text:a>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2.15" calcext:value-type="float">
            <text:p>2.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L:57:S&quot; \t &quot;_blank" xlink:type="simple">L57S</text:a>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3.04" calcext:value-type="float">
            <text:p>3.0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I:58:N&quot; \t &quot;_blank" xlink:type="simple">I58N</text:a>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3.37" calcext:value-type="float">
            <text:p>3.3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I:58:T&quot; \t &quot;_blank" xlink:type="simple">I58T</text:a>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2.14" calcext:value-type="float">
            <text:p>2.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D:63:A&quot; \t &quot;_blank" xlink:type="simple">D63A</text:a>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2.37" calcext:value-type="float">
            <text:p>2.3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D:63:N&quot; \t &quot;_blank" xlink:type="simple">D63N</text:a>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.65" calcext:value-type="float">
            <text:p>0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E:64:V&quot; \t &quot;_blank" xlink:type="simple">E64V</text:a>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2.97" calcext:value-type="float">
            <text:p>2.9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A:65:D&quot; \t &quot;_blank" xlink:type="simple">A65D</text:a>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2.37" calcext:value-type="float">
            <text:p>2.3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G:66:A&quot; \t &quot;_blank" xlink:type="simple">G66A</text:a>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91" calcext:value-type="float">
            <text:p>0.9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G:66:V&quot; \t &quot;_blank" xlink:type="simple">G66V</text:a>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2.76" calcext:value-type="float">
            <text:p>2.7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K:68:*&quot; \t &quot;_blank" xlink:type="simple">K68*</text:a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K:68:E&quot; \t &quot;_blank" xlink:type="simple">K68E</text:a>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1.14" calcext:value-type="float">
            <text:p>1.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P:70:S&quot; \t &quot;_blank" xlink:type="simple">P70S</text:a>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0.56" calcext:value-type="float">
            <text:p>0.5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P:70:T&quot; \t &quot;_blank" xlink:type="simple">P70T</text:a>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87" calcext:value-type="float">
            <text:p>0.8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Q:72:R&quot; \t &quot;_blank" xlink:type="simple">Q72R</text:a>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.13" calcext:value-type="float">
            <text:p>1.1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I:74:F&quot; \t &quot;_blank" xlink:type="simple">I74F</text:a>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.61" calcext:value-type="float">
            <text:p>0.6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I:74:L&quot; \t &quot;_blank" xlink:type="simple">I74L</text:a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4" calcext:value-type="float">
            <text:p>0.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I:74:T&quot; \t &quot;_blank" xlink:type="simple">I74T</text:a>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2.14" calcext:value-type="float">
            <text:p>2.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I:74:V&quot; \t &quot;_blank" xlink:type="simple">I74V</text:a>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85" calcext:value-type="float">
            <text:p>0.8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I:76:F&quot; \t &quot;_blank" xlink:type="simple">I76F</text:a>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.61" calcext:value-type="float">
            <text:p>0.6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I:76:T&quot; \t &quot;_blank" xlink:type="simple">I76T</text:a>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2.14" calcext:value-type="float">
            <text:p>2.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T:80:I&quot; \t &quot;_blank" xlink:type="simple">T80I</text:a>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2.14" calcext:value-type="float">
            <text:p>2.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T:80:K&quot; \t &quot;_blank" xlink:type="simple">T80K</text:a>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2.1" calcext:value-type="float">
            <text:p>2.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S:82:P&quot; \t &quot;_blank" xlink:type="simple">S82P</text:a>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0.56" calcext:value-type="float">
            <text:p>0.5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C:83:F&quot; \t &quot;_blank" xlink:type="simple">C83F</text:a></text:p>
          </table:table-cell>
          <table:table-cell office:value-type="float" office:value="1" calcext:value-type="float">
            <text:p>1</text:p>
          </table:table-cell>
          <table:table-cell office:value-type="float" office:value="204" calcext:value-type="float">
            <text:p>204</text:p>
          </table:table-cell>
          <table:table-cell office:value-type="float" office:value="2.24" calcext:value-type="float">
            <text:p>2.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C:83:Y&quot; \t &quot;_blank" xlink:type="simple">C83Y</text:a></text:p>
          </table:table-cell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office:value-type="float" office:value="2.38" calcext:value-type="float">
            <text:p>2.3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L:84:F&quot; \t &quot;_blank" xlink:type="simple">L84F</text:a>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.63" calcext:value-type="float">
            <text:p>0.6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P:85:L&quot; \t &quot;_blank" xlink:type="simple">P85L</text:a>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2.7" calcext:value-type="float">
            <text:p>2.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P:85:T&quot; \t &quot;_blank" xlink:type="simple">P85T</text:a>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87" calcext:value-type="float">
            <text:p>0.8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F:86:S&quot; \t &quot;_blank" xlink:type="simple">F86S</text:a>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3.45" calcext:value-type="float">
            <text:p>3.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I:88:F&quot; \t &quot;_blank" xlink:type="simple">I88F</text:a>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.61" calcext:value-type="float">
            <text:p>0.6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I:88:T&quot; \t &quot;_blank" xlink:type="simple">I88T</text:a>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2.14" calcext:value-type="float">
            <text:p>2.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N:89:D&quot; \t &quot;_blank" xlink:type="simple">N89D</text:a>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.65" calcext:value-type="float">
            <text:p>0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N:89:S&quot; \t &quot;_blank" xlink:type="simple">N89S</text:a>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.31" calcext:value-type="float">
            <text:p>1.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C:90:F&quot; \t &quot;_blank" xlink:type="simple">C90F</text:a></text:p>
          </table:table-cell>
          <table:table-cell office:value-type="float" office:value="1" calcext:value-type="float">
            <text:p>1</text:p>
          </table:table-cell>
          <table:table-cell office:value-type="float" office:value="204" calcext:value-type="float">
            <text:p>204</text:p>
          </table:table-cell>
          <table:table-cell office:value-type="float" office:value="2.24" calcext:value-type="float">
            <text:p>2.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Q:91:H&quot; \t &quot;_blank" xlink:type="simple">Q91H</text:a>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.32" calcext:value-type="float">
            <text:p>0.3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E:92:G&quot; \t &quot;_blank" xlink:type="simple">E92G</text:a>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2.78" calcext:value-type="float">
            <text:p>2.7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P:93:S&quot; \t &quot;_blank" xlink:type="simple">P93S</text:a>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0.56" calcext:value-type="float">
            <text:p>0.5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K:94:I&quot; \t &quot;_blank" xlink:type="simple">K94I</text:a>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2.84" calcext:value-type="float">
            <text:p>2.8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K:94:T&quot; \t &quot;_blank" xlink:type="simple">K94T</text:a>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2.1" calcext:value-type="float">
            <text:p>2.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G:96:V&quot; \t &quot;_blank" xlink:type="simple">G96V</text:a>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2.76" calcext:value-type="float">
            <text:p>2.7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S:97:N&quot; \t &quot;_blank" xlink:type="simple">S97N</text:a>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.31" calcext:value-type="float">
            <text:p>1.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V:100:L&quot; \t &quot;_blank" xlink:type="simple">V100L</text:a>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91" calcext:value-type="float">
            <text:p>0.9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C:102:Y&quot; \t &quot;_blank" xlink:type="simple">C102Y</text:a></text:p>
          </table:table-cell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office:value-type="float" office:value="2.38" calcext:value-type="float">
            <text:p>2.3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S:103:P&quot; \t &quot;_blank" xlink:type="simple">S103P</text:a>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0.56" calcext:value-type="float">
            <text:p>0.5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Y:105:N&quot; \t &quot;_blank" xlink:type="simple">Y105N</text:a>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3.42" calcext:value-type="float">
            <text:p>3.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E:106:G&quot; \t &quot;_blank" xlink:type="simple">E106G</text:a>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2.78" calcext:value-type="float">
            <text:p>2.7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E:106:K&quot; \t &quot;_blank" xlink:type="simple">E106K</text:a>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1.14" calcext:value-type="float">
            <text:p>1.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E:106:V&quot; \t &quot;_blank" xlink:type="simple">E106V</text:a>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2.97" calcext:value-type="float">
            <text:p>2.9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D:107:N&quot; \t &quot;_blank" xlink:type="simple">D107N</text:a>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.65" calcext:value-type="float">
            <text:p>0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F:108:S&quot; \t &quot;_blank" xlink:type="simple">F108S</text:a>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3.45" calcext:value-type="float">
            <text:p>3.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F:108:V&quot; \t &quot;_blank" xlink:type="simple">F108V</text:a>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.43" calcext:value-type="float">
            <text:p>1.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F:108:Y&quot; \t &quot;_blank" xlink:type="simple">F108Y</text:a>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.48" calcext:value-type="float">
            <text:p>0.4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E:110:D&quot; \t &quot;_blank" xlink:type="simple">E110D</text:a>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.9" calcext:value-type="float">
            <text:p>0.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Y:111:C&quot; \t &quot;_blank" xlink:type="simple">Y111C</text:a></text:p>
          </table:table-cell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office:value-type="float" office:value="2.38" calcext:value-type="float">
            <text:p>2.3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H:112:R&quot; \t &quot;_blank" xlink:type="simple">H112R</text:a>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.82" calcext:value-type="float">
            <text:p>0.8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H:112:Y&quot; \t &quot;_blank" xlink:type="simple">H112Y</text:a>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R:115:S&quot; \t &quot;_blank" xlink:type="simple">R115S</text:a>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2.74" calcext:value-type="float">
            <text:p>2.7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V:116:A&quot; \t &quot;_blank" xlink:type="simple">V116A</text:a>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.85" calcext:value-type="float">
            <text:p>1.8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L:118:*&quot; \t &quot;_blank" xlink:type="simple">L118*</text:a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L:118:F&quot; \t &quot;_blank" xlink:type="simple">L118F</text:a>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.63" calcext:value-type="float">
            <text:p>0.6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L:118:S&quot; \t &quot;_blank" xlink:type="simple">L118S</text:a>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3.04" calcext:value-type="float">
            <text:p>3.0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L:118:V&quot; \t &quot;_blank" xlink:type="simple">L118V</text:a>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91" calcext:value-type="float">
            <text:p>0.9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D:119:Y&quot; \t &quot;_blank" xlink:type="simple">D119Y</text:a>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3.95" calcext:value-type="float">
            <text:p>3.9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F 8</text:p>
          </table:table-cell>
          <table:table-cell office:value-type="string" calcext:value-type="string">
            <text:p><text:a xlink:href="http://cov-glue.cvr.gla.ac.uk/#project/replacement/ORF_8:I:121:V&quot; \t &quot;_blank" xlink:type="simple">I121V</text:a>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85" calcext:value-type="float">
            <text:p>0.85</text:p>
          </table:table-cell>
          <table:table-cell table:number-columns-repeated="4"/>
        </table:table-row>
        <table:table-row table:style-name="ro2">
          <table:table-cell table:style-name="ce2"/>
          <table:table-cell table:style-name="Default" table:number-columns-repeated="5"/>
          <table:table-cell table:number-columns-repeated="3"/>
        </table:table-row>
        <table:table-row table:style-name="ro2">
          <table:table-cell table:style-name="ce2" office:value-type="string" calcext:value-type="string">
            <text:p>Del</text:p>
          </table:table-cell>
          <table:table-cell table:style-name="Default" table:number-columns-repeated="5"/>
          <table:table-cell table:number-columns-repeated="3"/>
        </table:table-row>
        <table:table-row table:style-name="ro2">
          <table:table-cell table:style-name="ce6" office:value-type="string" calcext:value-type="string">
            <text:p>ORF 8</text:p>
          </table:table-cell>
          <table:table-cell table:style-name="ce10" office:value-type="string" calcext:value-type="string">
            <text:p><text:a xlink:href="http://cov-glue.cvr.gla.ac.uk/#project/deletion/ORF_8:nca:28090:28095&quot; \t &quot;_blank" xlink:type="simple">28090-28095</text:a>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/A</text:p>
          </table:table-cell>
          <table:table-cell table:style-name="ce10" office:value-type="float" office:value="16" calcext:value-type="float">
            <text:p>16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ce6" office:value-type="string" calcext:value-type="string">
            <text:p>ORF 8</text:p>
          </table:table-cell>
          <table:table-cell table:style-name="ce10" office:value-type="string" calcext:value-type="string">
            <text:p><text:a xlink:href="http://cov-glue.cvr.gla.ac.uk/#project/deletion/ORF_8:nca:27910:28254&quot; \t &quot;_blank" xlink:type="simple">27910-28254</text:a>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/A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number-columns-repeated="3"/>
        </table:table-row>
        <table:table-row table:style-name="ro2" table:number-rows-repeated="3">
          <table:table-cell table:style-name="ce2" table:number-columns-repeated="2"/>
          <table:table-cell table:style-name="Default" table:number-columns-repeated="4"/>
          <table:table-cell table:number-columns-repeated="3"/>
        </table:table-row>
        <table:table-row table:style-name="ro2">
          <table:table-cell table:style-name="ce7" table:number-columns-repeated="2"/>
          <table:table-cell table:style-name="Default" table:number-columns-repeated="4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Times New Roman1" svg:font-family="'Times New Roman'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30T17:38:18.980413136</meta:creation-date>
    <dc:date>2020-07-01T10:15:58.290539832</dc:date>
    <meta:editing-duration>PT16H26M58S</meta:editing-duration>
    <meta:editing-cycles>1</meta:editing-cycles>
    <meta:document-statistic meta:table-count="1" meta:cell-count="1221" meta:object-count="0"/>
    <meta:generator>LibreOffice/6.0.7.3$Linux_X86_64 LibreOffice_project/00m0$Build-3</meta:generator>
  </office:meta>
</office:document-meta>
</file>